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8a3" officeooo:paragraph-rsid="001b78a3"/>
    </style:style>
    <style:style style:name="P2" style:family="paragraph" style:parent-style-name="Standard">
      <style:text-properties officeooo:paragraph-rsid="001c34f5"/>
    </style:style>
    <style:style style:name="P3" style:family="paragraph" style:parent-style-name="Standard">
      <style:text-properties style:text-underline-style="solid" style:text-underline-width="auto" style:text-underline-color="font-color" officeooo:rsid="001b78a3" officeooo:paragraph-rsid="001b78a3"/>
    </style:style>
    <style:style style:name="P4" style:family="paragraph" style:parent-style-name="Standard">
      <style:text-properties style:text-underline-style="solid" style:text-underline-width="auto" style:text-underline-color="font-color" officeooo:rsid="001ddd82" officeooo:paragraph-rsid="001ddd82"/>
    </style:style>
    <style:style style:name="P5" style:family="paragraph" style:parent-style-name="Standard">
      <style:text-properties officeooo:rsid="001ddd82" officeooo:paragraph-rsid="001ddd82"/>
    </style:style>
    <style:style style:name="P6" style:family="paragraph" style:parent-style-name="Standard">
      <style:text-properties officeooo:rsid="001f8dd3" officeooo:paragraph-rsid="001f8dd3"/>
    </style:style>
    <style:style style:name="T1" style:family="text">
      <style:text-properties officeooo:rsid="001b78a3"/>
    </style:style>
    <style:style style:name="T2" style:family="text">
      <style:text-properties officeooo:rsid="001c34f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b78a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34f5" style:font-style-asian="italic" style:font-style-complex="italic"/>
    </style:style>
    <style:style style:name="T7" style:family="text">
      <style:text-properties officeooo:rsid="001ddd82"/>
    </style:style>
    <style:style style:name="T8" style:family="text">
      <style:text-properties officeooo:rsid="001f8d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ntroduction</text:span><text:line-break/><text:line-break/>- <text:span text:style-name="T7">n</text:span>ames</text:p>
      <text:p text:style-name="P1">- <text:span text:style-name="T7">supervisor Reuben Docea</text:span></text:p>
      <text:p text:style-name="P1">- <text:span text:style-name="T7">title</text:span></text:p>
      <text:p text:style-name="P1">- Short explanation, why there are just 2 speaking <text:span text:style-name="T7">(wisdom tooth removal beforehand at 11:30)</text:span></text:p>
      <text:p text:style-name="P1">- Short introduction to structure of presentation</text:p>
      <text:p text:style-name="P1"/>
      <text:p text:style-name="P1"/>
      <text:p text:style-name="P3"><text:span text:style-name="T7">1) </text:span>Introduction to Topic and Difficulties</text:p>
      <text:p text:style-name="P1"/>
      <text:p text:style-name="P1">- Basic purpose of our work: Research on feature detection and matching rejection methods to improve feature matching in endoscopic environment for SLAM (Simultaneous Localization and Mapping) for MIS (Minimally Invasive Surgery)→ Picture</text:p>
      <text:p text:style-name="P1">- <text:span text:style-name="T6">short explanation of features and matching of features for anyone that does not know yet</text:span></text:p>
      <text:p text:style-name="P1">- Test different methods and evaluate on synthetic test data</text:p>
      <text:p text:style-name="P2"><text:span text:style-name="T1">- Usually feature detector algorithms are not really suited for the fleshy environment without much sharp edges in the human body<text:line-break/>→ mby cite </text:span>Chen et al. <text:span text:style-name="T2">(mby just a part, mby just copy their wording)</text:span>:<text:line-break/><text:span text:style-name="T5">"These feature-based SLAM systems tend to work well in rigid, well<text:line-break/>lit scenes with large working distances, but can fail to track or generate<text:line-break/>sufficient features for dense reconstructions in settings such<text:line-break/>as colonoscopy. The paucity of distinguishing features, tissue homogeneity,<text:line-break/>deforming surface, and highly variable specular appearance<text:line-break/>of the lumen can cause inconsistencies in estimating camera pose<text:line-break/>for systems such as ORB-SLAM, as not enough ORB features can be<text:line-break/>reliably tracked"</text:span></text:p>
      <text:p text:style-name="P2"/>
      <text:p text:style-name="P2"><text:span text:style-name="T1">2) </text:span><text:span text:style-name="T4">First Ideas and Research</text:span></text:p>
      <text:p text:style-name="P2"/>
      <text:p text:style-name="P2">- <text:span text:style-name="T8">we are using mainly python</text:span></text:p>
      <text:p text:style-name="P2">- <text:span text:style-name="T2">Started with ORB feature detector, looked into others later (explaination in 4)</text:span></text:p>
      <text:p text:style-name="P2">- <text:span text:style-name="T2">Research on matching rejection methods firstly on Optical Flow Methods and Extended Kalman Filters as suggested by our supervisor</text:span></text:p>
      <text:p text:style-name="P2">- <text:span text:style-name="T6">short explanation of both (just one sentence each, OF will be explained further in the OF section)</text:span></text:p>
      <text:p text:style-name="P2">- <text:span text:style-name="T2">not really successful as we could not find any (meaningful) examples of these methods being used in our context yet</text:span></text:p>
      <text:p text:style-name="P2">- <text:span text:style-name="T7">further research into some other methods → RANSAC</text:span></text:p>
      <text:p text:style-name="P2">- <text:span text:style-name="T7">some papers used neural networks to find matches, evaded feature detection entirely → not our task</text:span></text:p>
      <text:p text:style-name="P2"/>
      <text:p text:style-name="P2"/>
      <text:p text:style-name="P4">3) <text:span text:style-name="T8">Different implementations</text:span></text:p>
      <text:p text:style-name="P5"/>
      <text:p text:style-name="P6"><text:span text:style-name="T3">RANSAC</text:span> (should be held by Nicolas)<text:line-break/>- findings and difficulties with RANSAC in our usecase</text:p>
      <text:p text:style-name="P6">- mby short explaination of “easy” implementation in OpenCV</text:p>
      <text:p text:style-name="P6"/>
      <text:p text:style-name="P6"><text:span text:style-name="T3">OF</text:span> (should be held by Boyang)</text:p>
      <text:p text:style-name="P6">- detailed explanation of OF (what's important for our use case)</text:p>
      <text:p text:style-name="P6">- findings, difficulties…</text:p>
      <text:p text:style-name="P6"/>
      <text:p text:style-name="P6"><text:soft-page-break/></text:p>
      <text:p text:style-name="P6">4) <text:span text:style-name="T3">Other feature detectors</text:span> (should be held by Nicolas)</text:p>
      <text:p text:style-name="P6"/>
      <text:p text:style-name="P2">- <text:span text:style-name="T8">problem mentioned in the beginning → not enough features (and the ones we have are pretty bad)</text:span></text:p>
      <text:p text:style-name="P2">- <text:span text:style-name="T8">explanation of what has been done so far to test out others</text:span></text:p>
      <text:p text:style-name="P2">- <text:span text:style-name="T8">mentioning research on new method that detects blood vessel branching points as features → specifically made for our use cas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3:21:09.370000000</meta:creation-date>
    <dc:date>2021-12-02T13:59:58.930000000</dc:date>
    <meta:editing-duration>PT8M6S</meta:editing-duration>
    <meta:editing-cycles>1</meta:editing-cycles>
    <meta:document-statistic meta:table-count="0" meta:image-count="0" meta:object-count="0" meta:page-count="2" meta:paragraph-count="28" meta:word-count="421" meta:character-count="2578" meta:non-whitespace-character-count="2184"/>
    <meta:generator>LibreOffice/6.1.5.2$Windows_X86_64 LibreOffice_project/90f8dcf33c87b3705e78202e3df5142b201bd805</meta:generator>
  </office:meta>
</office:document-meta>
</file>